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paragraph-rsid="05423bb5"/>
    </style:style>
    <style:style style:name="P6" style:family="paragraph" style:parent-style-name="Text_20_body">
      <style:text-properties officeooo:rsid="05718872" officeooo:paragraph-rsid="05718872"/>
    </style:style>
    <style:style style:name="P7" style:family="paragraph" style:parent-style-name="Text_20_body">
      <style:text-properties officeooo:rsid="0575306a" officeooo:paragraph-rsid="0575306a"/>
    </style:style>
    <style:style style:name="P8" style:family="paragraph" style:parent-style-name="Heading_20_2">
      <style:paragraph-properties fo:line-height="100%"/>
      <style:text-properties officeooo:rsid="04d67b69" officeooo:paragraph-rsid="04ea4747"/>
    </style:style>
    <style:style style:name="P9" style:family="paragraph" style:parent-style-name="Heading_20_2">
      <style:text-properties officeooo:paragraph-rsid="056043cc"/>
    </style:style>
    <style:style style:name="P10" style:family="paragraph" style:parent-style-name="Heading_20_2">
      <style:text-properties officeooo:paragraph-rsid="05423bb5"/>
    </style:style>
    <style:style style:name="P11" style:family="paragraph" style:parent-style-name="Heading_20_2">
      <style:text-properties officeooo:rsid="052ad1a0" officeooo:paragraph-rsid="05707a8f"/>
    </style:style>
    <style:style style:name="P12" style:family="paragraph" style:parent-style-name="Heading_20_2">
      <style:text-properties officeooo:rsid="052ad1a0" officeooo:paragraph-rsid="05718872"/>
    </style:style>
    <style:style style:name="P13" style:family="paragraph" style:parent-style-name="Text_20_body">
      <style:paragraph-properties fo:margin-top="0in" fo:margin-bottom="0.0181in" loext:contextual-spacing="false"/>
      <style:text-properties officeooo:rsid="05707a8f" officeooo:paragraph-rsid="05707a8f"/>
    </style:style>
    <style:style style:name="P14" style:family="paragraph" style:parent-style-name="Heading_20_2">
      <style:paragraph-properties fo:line-height="100%" fo:text-align="end" style:justify-single-word="false" fo:break-before="page" style:writing-mode="rl-tb"/>
      <style:text-properties style:font-name="David CLM" officeooo:rsid="071ebc14" officeooo:paragraph-rsid="057d6388" style:font-name-complex="David CLM"/>
    </style:style>
    <style:style style:name="P15" style:family="paragraph" style:parent-style-name="Text_20_body">
      <style:text-properties officeooo:rsid="04eb2fb1" officeooo:paragraph-rsid="04eb2fb1"/>
    </style:style>
    <style:style style:name="P16" style:family="paragraph" style:parent-style-name="Text_20_body">
      <style:text-properties officeooo:rsid="058d1665" officeooo:paragraph-rsid="058d1665"/>
    </style:style>
    <style:style style:name="P17" style:family="paragraph" style:parent-style-name="Text_20_body">
      <style:text-properties officeooo:rsid="04d90c7a" officeooo:paragraph-rsid="05926035"/>
    </style:style>
    <style:style style:name="P18" style:family="paragraph" style:parent-style-name="Text_20_body">
      <style:text-properties officeooo:rsid="05926035" officeooo:paragraph-rsid="05926035"/>
    </style:style>
    <style:style style:name="P19" style:family="paragraph" style:parent-style-name="Text_20_body">
      <style:text-properties officeooo:rsid="0516726b" officeooo:paragraph-rsid="0594c1d1"/>
    </style:style>
    <style:style style:name="P20" style:family="paragraph" style:parent-style-name="Text_20_body">
      <style:text-properties officeooo:rsid="051857fb" officeooo:paragraph-rsid="0594c1d1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rsid="05707a8f" officeooo:paragraph-rsid="05707a8f"/>
    </style:style>
    <style:style style:name="P22" style:family="paragraph" style:parent-style-name="Text_20_body" style:list-style-name="L5">
      <style:paragraph-properties fo:margin-top="0in" fo:margin-bottom="0in" loext:contextual-spacing="false" fo:line-height="100%" fo:text-align="start" style:justify-single-word="false" style:writing-mode="lr-tb"/>
      <style:text-properties officeooo:paragraph-rsid="057d6388"/>
    </style:style>
    <style:style style:name="P23" style:family="paragraph" style:parent-style-name="Text_20_body" style:list-style-name="L1">
      <style:paragraph-properties fo:margin-top="0in" fo:margin-bottom="0.0181in" loext:contextual-spacing="false"/>
      <style:text-properties officeooo:rsid="05707a8f" officeooo:paragraph-rsid="05707a8f"/>
    </style:style>
    <style:style style:name="P24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officeooo:paragraph-rsid="058423e5"/>
    </style:style>
    <style:style style:name="P25" style:family="paragraph" style:parent-style-name="Text_20_body" style:list-style-name="WWNum2">
      <style:paragraph-properties fo:margin-top="0in" fo:margin-bottom="0.0181in" loext:contextual-spacing="false" fo:text-align="end" style:justify-single-word="false" style:writing-mode="rl-tb"/>
      <style:text-properties officeooo:paragraph-rsid="058423e5"/>
    </style:style>
    <style:style style:name="P2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58423e5"/>
    </style:style>
    <style:style style:name="P27" style:family="paragraph" style:parent-style-name="Text_20_body">
      <style:paragraph-properties fo:text-align="end" style:justify-single-word="false" style:writing-mode="rl-tb"/>
      <style:text-properties officeooo:paragraph-rsid="058423e5"/>
    </style:style>
    <style:style style:name="P28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29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paragraph-rsid="058423e5"/>
    </style:style>
    <style:style style:name="P31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32" style:family="paragraph" style:parent-style-name="Heading_20_1">
      <style:paragraph-properties fo:line-height="100%"/>
      <style:text-properties officeooo:rsid="04af6545" officeooo:paragraph-rsid="04af6545"/>
    </style:style>
    <style:style style:name="P33" style:family="paragraph" style:parent-style-name="Heading_20_2">
      <style:text-properties officeooo:paragraph-rsid="0594c1d1"/>
    </style:style>
    <style:style style:name="P34" style:family="paragraph" style:parent-style-name="Heading_20_3" style:list-style-name="L2">
      <style:paragraph-properties fo:text-align="start" style:justify-single-word="false" style:writing-mode="lr-tb"/>
      <style:text-properties officeooo:paragraph-rsid="0575306a"/>
    </style:style>
    <style:style style:name="P35" style:family="paragraph" style:parent-style-name="Heading_20_3" style:list-style-name="L5">
      <style:paragraph-properties fo:line-height="100%" fo:text-align="start" style:justify-single-word="false" style:writing-mode="lr-tb"/>
      <style:text-properties officeooo:paragraph-rsid="057d6388"/>
    </style:style>
    <style:style style:name="P36" style:family="paragraph" style:parent-style-name="Heading_20_3" style:list-style-name="L5">
      <style:paragraph-properties fo:margin-top="0in" fo:margin-bottom="0in" loext:contextual-spacing="false" fo:line-height="100%" fo:text-align="start" style:justify-single-word="false" style:writing-mode="lr-tb"/>
      <style:text-properties style:font-name="David CLM" style:text-underline-style="solid" style:text-underline-type="double" style:text-underline-width="auto" style:text-underline-color="font-color" fo:font-weight="normal" officeooo:rsid="0725b4c7" officeooo:paragraph-rsid="057d6388" style:font-weight-asian="normal" style:font-name-complex="David CLM" style:font-weight-complex="normal"/>
    </style:style>
    <style:style style:name="T1" style:family="text">
      <style:text-properties officeooo:rsid="04c14fe6"/>
    </style:style>
    <style:style style:name="T2" style:family="text">
      <style:text-properties fo:font-size="8pt" officeooo:rsid="04e7f806" style:font-size-asian="8pt" style:font-size-complex="8pt"/>
    </style:style>
    <style:style style:name="T3" style:family="text">
      <style:text-properties fo:font-size="8pt" officeooo:rsid="058d1665" style:font-size-asian="8pt" style:font-size-complex="8pt"/>
    </style:style>
    <style:style style:name="T4" style:family="text">
      <style:text-properties fo:font-size="8pt" officeooo:rsid="05139ee2" style:font-size-asian="8pt" style:font-size-complex="8pt"/>
    </style:style>
    <style:style style:name="T5" style:family="text">
      <style:text-properties officeooo:rsid="04c9db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58bcf38" style:font-weight-asian="bold" style:font-weight-complex="bold"/>
    </style:style>
    <style:style style:name="T8" style:family="text">
      <style:text-properties officeooo:rsid="04d75d17"/>
    </style:style>
    <style:style style:name="T9" style:family="text">
      <style:text-properties officeooo:rsid="04e23419"/>
    </style:style>
    <style:style style:name="T10" style:family="text">
      <style:text-properties officeooo:rsid="04e7f806"/>
    </style:style>
    <style:style style:name="T11" style:family="text">
      <style:text-properties officeooo:rsid="04ecb87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4f30b09" style:font-weight-asian="normal" style:font-weight-complex="normal"/>
    </style:style>
    <style:style style:name="T14" style:family="text">
      <style:text-properties fo:font-weight="normal" officeooo:rsid="0584e540" style:font-weight-asian="normal" style:font-weight-complex="normal"/>
    </style:style>
    <style:style style:name="T15" style:family="text">
      <style:text-properties officeooo:rsid="0504e67b"/>
    </style:style>
    <style:style style:name="T16" style:family="text">
      <style:text-properties officeooo:rsid="0505c38a"/>
    </style:style>
    <style:style style:name="T17" style:family="text">
      <style:text-properties officeooo:rsid="050ce1d0"/>
    </style:style>
    <style:style style:name="T18" style:family="text">
      <style:text-properties officeooo:rsid="05226f8d"/>
    </style:style>
    <style:style style:name="T19" style:family="text">
      <style:text-properties officeooo:rsid="054a3926"/>
    </style:style>
    <style:style style:name="T20" style:family="text">
      <style:text-properties officeooo:rsid="054c8575"/>
    </style:style>
    <style:style style:name="T21" style:family="text">
      <style:text-properties officeooo:rsid="054e5708"/>
    </style:style>
    <style:style style:name="T22" style:family="text">
      <style:text-properties officeooo:rsid="056dcf64"/>
    </style:style>
    <style:style style:name="T23" style:family="text">
      <style:text-properties officeooo:rsid="057044aa"/>
    </style:style>
    <style:style style:name="T24" style:family="text">
      <style:text-properties officeooo:rsid="05707a8f"/>
    </style:style>
    <style:style style:name="T25" style:family="text">
      <style:text-properties officeooo:rsid="0571c66a"/>
    </style:style>
    <style:style style:name="T26" style:family="text">
      <style:text-properties officeooo:rsid="0572908e"/>
    </style:style>
    <style:style style:name="T27" style:family="text">
      <style:text-properties officeooo:rsid="0572f345"/>
    </style:style>
    <style:style style:name="T28" style:family="text">
      <style:text-properties officeooo:rsid="05747c27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4d75d17" style:font-style-asian="italic" style:font-style-complex="italic"/>
    </style:style>
    <style:style style:name="T31" style:family="text">
      <style:text-properties fo:font-style="italic" officeooo:rsid="051fec76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David CLM" fo:font-weight="normal" officeooo:rsid="07209f00" style:font-weight-asian="normal" style:font-name-complex="David CLM" style:font-weight-complex="normal"/>
    </style:style>
    <style:style style:name="T34" style:family="text">
      <style:text-properties style:font-name="David CLM" fo:font-weight="normal" officeooo:rsid="072df652" style:font-weight-asian="normal" style:font-name-complex="David CLM" style:font-weight-complex="normal"/>
    </style:style>
    <style:style style:name="T35" style:family="text">
      <style:text-properties style:font-name="David CLM" fo:font-weight="normal" officeooo:rsid="072f3b86" style:font-weight-asian="normal" style:font-name-complex="David CLM" style:font-weight-complex="normal"/>
    </style:style>
    <style:style style:name="T36" style:family="text">
      <style:text-properties style:font-name="David CLM" fo:font-weight="normal" officeooo:rsid="0722200f" style:font-weight-asian="normal" style:font-name-complex="David CLM" style:font-weight-complex="normal"/>
    </style:style>
    <style:style style:name="T37" style:family="text">
      <style:text-properties style:font-name="David CLM" fo:font-weight="normal" officeooo:rsid="071ebc14" style:font-weight-asian="normal" style:font-name-complex="David CLM" style:font-weight-complex="normal"/>
    </style:style>
    <style:style style:name="T38" style:family="text">
      <style:text-properties style:font-name="David CLM" fo:font-weight="normal" officeooo:rsid="0725b4c7" style:font-weight-asian="normal" style:font-name-complex="David CLM" style:font-weight-complex="normal"/>
    </style:style>
    <style:style style:name="T39" style:family="text">
      <style:text-properties style:font-name="David CLM" fo:font-weight="normal" officeooo:rsid="07307fae" style:font-weight-asian="normal" style:font-name-complex="David CLM" style:font-weight-complex="normal"/>
    </style:style>
    <style:style style:name="T40" style:family="text">
      <style:text-properties style:font-name="David CLM" fo:font-weight="normal" officeooo:rsid="07320555" style:font-weight-asian="normal" style:font-name-complex="David CLM" style:font-weight-complex="normal"/>
    </style:style>
    <style:style style:name="T41" style:family="text">
      <style:text-properties style:font-name="David CLM" fo:font-weight="normal" officeooo:rsid="072b0674" style:font-weight-asian="normal" style:font-name-complex="David CLM" style:font-weight-complex="normal"/>
    </style:style>
    <style:style style:name="T42" style:family="text">
      <style:text-properties style:font-name="David CLM" fo:font-weight="normal" officeooo:rsid="072b759b" style:font-weight-asian="normal" style:font-name-complex="David CLM" style:font-weight-complex="normal"/>
    </style:style>
    <style:style style:name="T43" style:family="text">
      <style:text-properties style:font-name="David CLM" fo:font-weight="bold" officeooo:rsid="0725b4c7" style:font-weight-asian="normal" style:font-name-complex="David CLM" style:font-weight-complex="normal"/>
    </style:style>
    <style:style style:name="T44" style:family="text">
      <style:text-properties style:font-name="David CLM" fo:font-weight="bold" officeooo:rsid="072b0674" style:font-weight-asian="normal" style:font-name-complex="David CLM" style:font-weight-complex="normal"/>
    </style:style>
    <style:style style:name="T45" style:family="text">
      <style:text-properties officeooo:rsid="057f17d3"/>
    </style:style>
    <style:style style:name="T46" style:family="text">
      <style:text-properties style:font-name="Courier New" fo:font-size="10pt" style:font-size-asian="10pt" style:font-name-complex="Courier New1" style:font-size-complex="10pt"/>
    </style:style>
    <style:style style:name="T47" style:family="text">
      <style:text-properties style:font-name="Courier New" fo:font-size="10pt" style:font-size-asian="10pt" style:font-size-complex="10pt"/>
    </style:style>
    <style:style style:name="T48" style:family="text">
      <style:text-properties officeooo:rsid="058423e5"/>
    </style:style>
    <style:style style:name="T49" style:family="text">
      <style:text-properties officeooo:rsid="058a20eb"/>
    </style:style>
    <style:style style:name="T50" style:family="text">
      <style:text-properties officeooo:rsid="058bcf38"/>
    </style:style>
    <style:style style:name="T51" style:family="text">
      <style:text-properties officeooo:rsid="058d1665"/>
    </style:style>
    <style:style style:name="T52" style:family="text">
      <style:text-properties officeooo:rsid="04ed7cbc"/>
    </style:style>
    <style:style style:name="T53" style:family="text">
      <style:text-properties officeooo:rsid="059074ea"/>
    </style:style>
    <style:style style:name="T54" style:family="text">
      <style:text-properties fo:font-size="12pt" officeooo:rsid="0575306a" style:font-size-asian="12pt" style:font-size-complex="12pt"/>
    </style:style>
    <style:style style:name="T55" style:family="text">
      <style:text-properties fo:font-size="12pt" officeooo:rsid="059b6ba5" style:font-size-asian="12pt" style:font-size-complex="12pt"/>
    </style:style>
    <style:style style:name="T56" style:family="text">
      <style:text-properties fo:font-size="12pt" fo:font-weight="normal" officeooo:rsid="0575306a" style:font-size-asian="12pt" style:font-weight-asian="normal" style:font-size-complex="12pt" style:font-weight-complex="normal"/>
    </style:style>
    <style:style style:name="T57" style:family="text">
      <style:text-properties officeooo:rsid="05926035"/>
    </style:style>
    <style:style style:name="T58" style:family="text">
      <style:text-properties style:text-position="sub 58%"/>
    </style:style>
    <style:style style:name="T59" style:family="text">
      <style:text-properties style:text-position="sub 58%" officeooo:rsid="05926035"/>
    </style:style>
    <style:style style:name="T60" style:family="text">
      <style:text-properties style:text-position="sub 58%" fo:font-style="italic" style:font-style-asian="italic" style:font-style-complex="italic"/>
    </style:style>
    <style:style style:name="T61" style:family="text">
      <style:text-properties style:text-position="sub 58%" fo:font-style="italic" officeooo:rsid="051fec76" style:font-style-asian="italic" style:font-style-complex="italic"/>
    </style:style>
    <style:style style:name="T62" style:family="text">
      <style:text-properties style:text-position="sub 58%" officeooo:rsid="051fec76"/>
    </style:style>
    <style:style style:name="T63" style:family="text">
      <style:text-properties style:text-position="sub 58%" officeooo:rsid="052623dc"/>
    </style:style>
    <style:style style:name="T64" style:family="text">
      <style:text-properties officeooo:rsid="0592fc85"/>
    </style:style>
    <style:style style:name="T65" style:family="text">
      <style:text-properties officeooo:rsid="05928d26"/>
    </style:style>
    <style:style style:name="T66" style:family="text">
      <style:text-properties officeooo:rsid="05139ee2"/>
    </style:style>
    <style:style style:name="T67" style:family="text">
      <style:text-properties fo:font-size="10pt" officeooo:rsid="05139ee2" style:font-size-asian="10pt" style:font-size-complex="10pt"/>
    </style:style>
    <style:style style:name="T68" style:family="text">
      <style:text-properties officeooo:rsid="05180aee"/>
    </style:style>
    <style:style style:name="T69" style:family="text">
      <style:text-properties officeooo:rsid="051fec76"/>
    </style:style>
    <style:style style:name="T70" style:family="text">
      <style:text-properties officeooo:rsid="0518a5f0"/>
    </style:style>
    <style:style style:name="T71" style:family="text">
      <style:text-properties style:text-position="0% 100%"/>
    </style:style>
    <style:style style:name="T72" style:family="text">
      <style:text-properties style:text-position="0% 100%" officeooo:rsid="0518a5f0"/>
    </style:style>
    <style:style style:name="T73" style:family="text">
      <style:text-properties style:text-position="0% 100%" fo:font-style="italic" style:font-style-asian="italic" style:font-style-complex="italic"/>
    </style:style>
    <style:style style:name="T74" style:family="text">
      <style:text-properties style:text-position="0% 100%" officeooo:rsid="052623dc"/>
    </style:style>
    <style:style style:name="T75" style:family="text">
      <style:text-properties style:text-position="0% 100%" officeooo:rsid="0526c858"/>
    </style:style>
    <style:style style:name="T76" style:family="text">
      <style:text-properties style:text-position="0% 100%" officeooo:rsid="051fec76"/>
    </style:style>
    <style:style style:name="T77" style:family="text">
      <style:text-properties style:text-position="0% 100%" officeooo:rsid="05961008"/>
    </style:style>
    <style:style style:name="T78" style:family="text">
      <style:text-properties officeooo:rsid="0594c1d1"/>
    </style:style>
    <style:style style:name="T79" style:family="text">
      <style:text-properties officeooo:rsid="0595a98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8">מטלה</text:span> <text:span text:style-name="T22">- מכרזים אמיתיים</text:span></text:h>
      <text:p text:style-name="P4">יש לענות על שאלה אחת לבחירתכם.</text:p>
      <text:p text:style-name="P8">שאלה <text:span text:style-name="T17">1: וריאציות על מכרז ויקרי </text:span><text:span text:style-name="T2">(הקורס של טים, שאל</text:span><text:span text:style-name="T3">ות 27, 29</text:span><text:span text:style-name="T2">)</text:span></text:p>
      <text:p text:style-name="P15"><text:span text:style-name="T51">א. </text:span>ויקי המציאה מכרז חדש<text:span text:style-name="T11"> למכירת חפץ יחיד</text:span>: <text:span text:style-name="T11">מי שההכרזה שלו גבוהה ביותר זוכה בחפץ</text:span>, ומשלם את המחיר <text:span text:style-name="T6">השלישי</text:span><text:span text:style-name="T13"> (במקום המחיר השני במכרז ויקרי)</text:span>. האם המכרז של ויקי אמיתי? <text:span text:style-name="T45">הוכיחו.</text:span></text:p>
      <text:p text:style-name="P16">ב. <text:span text:style-name="T52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אמיתי ויעיל פארטו למכירת העטים.</text:span></text:p>
      <text:p text:style-name="P33">שאלה <text:span text:style-name="T78">2</text:span>: <text:span text:style-name="T66">מכרזי פירסום - איכות המודעה</text:span><text:span text:style-name="T4"> (הקורס של טים, תרגילים 32, 34)</text:span></text:p>
      <text:p text:style-name="P19">בשיעור הנחנו<text:span text:style-name="T68">,</text:span> <text:span text:style-name="T68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20"><text:span text:style-name="T69">א. </text:span>נניח <text:span text:style-name="T70">שלכל </text:span>מודעה <text:span text:style-name="T29">j</text:span> יש מקדם איכות <text:span text:style-name="T29">q</text:span><text:span text:style-name="T60">j</text:span><text:span text:style-name="T58">, <text:s/></text:span><text:span text:style-name="T71">והסתברות ההקלקה </text:span><text:span text:style-name="T72">כש</text:span><text:span text:style-name="T71">שמים אותה במקום </text:span><text:span text:style-name="T73">k</text:span><text:span text:style-name="T71"> היא:</text:span></text:p>
      <text:p text:style-name="P31"><text:span text:style-name="T71">r</text:span><text:span text:style-name="T62">j,</text:span><text:span text:style-name="T58">k</text:span><text:span text:style-name="T63"> </text:span><text:span text:style-name="T74"><text:s/>= </text:span><text:span text:style-name="T71">r</text:span><text:span text:style-name="T58">k</text:span><text:span text:style-name="T71">*q</text:span><text:span text:style-name="T58">j</text:span></text:p>
      <text:p text:style-name="P29">תארו אלגוריתם המשבץ מודעות למיקומים וממקסם את סכום הערכים. <text:span text:style-name="T79">הוכיחו את נכונות האלגוריתם.</text:span></text:p>
      <text:p text:style-name="P20"><text:span text:style-name="T69">ב. נניח שלכל מודעה </text:span><text:span text:style-name="T31">j</text:span><text:span text:style-name="T69"> ומיקום </text:span><text:span text:style-name="T31">k</text:span><text:span text:style-name="T69"> יש הסתברות הקלקה כללית (לא דווקא ליניארית): <text:s text:c="5"/></text:span><text:span text:style-name="T73">r</text:span><text:span text:style-name="T61">j,</text:span><text:span text:style-name="T60">k</text:span></text:p>
      <text:p text:style-name="P28"><text:span text:style-name="T75">הראו דוגמה שבה </text:span><text:span text:style-name="T76">האלגוריתם </text:span><text:span text:style-name="T77">מסעיף א </text:span><text:span text:style-name="T76">לא עובד </text:span><text:span text:style-name="T75">(</text:span><text:span text:style-name="T76">לא מוצא שיבוץ הממקסם את סכום הערכים</text:span><text:span text:style-name="T75">).</text:span></text:p>
      <text:p text:style-name="P9">שאלה<text:span text:style-name="T10"> 3</text:span>: חשיפת מידע</text:p>
      <text:p text:style-name="P3"><text:span text:style-name="T16">מצאתם בעליית-הגג שלכם שרשרת אבני-חן ישנה, </text:span>ואתם מאד רוצים לדעת מה השווי שלה. השכן שלכם הוא מומחה <text:span text:style-name="T16">לאבני-חן </text:span>ויודע בדיוק מהו <text:span text:style-name="T16">שווי השרשרת</text:span>, אבל הוא לא רוצה להגיד לכם. הציעו מנגנון שיגרום לשכן שלכם לגלות לכם<text:span text:style-name="T15">, מרצונו החופשי,</text:span> את שווי<text:span text:style-name="T5">ה</text:span> <text:span text:style-name="T1">האמיתי של השרשרת</text:span>.<text:span text:style-name="T8"> <text:s/></text:span><text:span text:style-name="T30">רמז</text:span><text:span text:style-name="T8">: קיראו כאן: https://www.econ2.uni-bonn.de/pdf/papers/goethes_second.pdf</text:span></text:p>
      <text:p text:style-name="P11">שאלה<text:span text:style-name="T10"> 4</text:span>: <text:span text:style-name="T24">הקצאה אמיתית של מעונות סטודנטים</text:span></text:p>
      <text:p text:style-name="P13">משרד המעונות של האוניברסיטה מקצה מעונות לסטודנטים בעזרת האלגוריתם הבא:</text:p>
      <text:list xml:id="list709664838" text:style-name="L1">
        <text:list-item>
          <text:p text:style-name="P21">כל סטודנט רושם את שלושת סוגי המעונות שהוא הכי רוצה, לפי הסדר.</text:p>
        </text:list-item>
        <text:list-item>
          <text:p text:style-name="P21">המשרד מסדר את הסטודנטים לפי סדר עדיפות כלשהו (ותק, ציונים וכד').</text:p>
        </text:list-item>
        <text:list-item>
          <text:p text:style-name="P23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13">א. הוכיחו שהמנגנון אינו אמיתי.</text:p>
      <text:p text:style-name="P13">ב. הוכיחו, שגם אם כל הסטודנטים מדווחים את ההעדפות האמיתיות שלהם, המנגנון אינו יעיל פארטו.</text:p>
      <text:p text:style-name="P13">ג. הציעו שיפור קטן למנגנון, שיהפוך אותו לאמיתי וגם יעיל פארטו.</text:p>
      <text:p text:style-name="P12"><text:soft-page-break/>שאלה<text:span text:style-name="T10"> 5</text:span>: <text:span text:style-name="T24">הקצאת אמיתית של זמן חישוב</text:span></text:p>
      <text:p text:style-name="P6">כמה אנשים מעוניינים להריץ תהליכים על <text:span text:style-name="T25">מחשב-על</text:span>. לכל אדם יש תהליך אחד. לכל תהליך יש זמן ריצה שונה. <text:span text:style-name="T26">מחשב-העל </text:span>יכול להריץ תהליך אחד בכל פעם. <text:span text:style-name="T27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8">(באופן סדרתי) </text:span>כך שמספר התהליכים הכולל יהיה הגדול ביותר.</text:p>
      <text:p text:style-name="P6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6">אמיתי</text:span><text:span text:style-name="T12">, שיגרום לכל אדם להצהיר על הזמן האמיתי של התהליך שלו, ויריץ את המספר הגדול ביותר של תהליכים במסגרת הזמן הקצוב.</text:span></text:p>
      <text:p text:style-name="P7">להרחבה (לא חובה לצורך פתרון המטלה): </text:p>
      <text:list xml:id="list1744318392" text:style-name="L2">
        <text:list-item>
          <text:p text:style-name="P34"><text:span text:style-name="T54">U Feige, M Tennenholtz (2011): "</text:span><text:a xlink:type="simple" xlink:href="https://dl.acm.org/citation.cfm?id=1993709" text:style-name="Internet_20_link" text:visited-style-name="Visited_20_Internet_20_Link"><text:span text:style-name="T54">Mechanism design with uncertain inputs</text:span></text:a><text:span text:style-name="T54"> </text:span><text:a xlink:type="simple" xlink:href="https://dl.acm.org/citation.cfm?id=1993709" text:style-name="Internet_20_link" text:visited-style-name="Visited_20_Internet_20_Link"><text:span text:style-name="T54">(to err is human, to forgive divine)‏</text:span></text:a><text:span text:style-name="T54">"</text:span><text:a xlink:type="simple" xlink:href="http://www.wisdom.weizmann.ac.il/~feige/mypapers/FairShareFeb2014.pdf" text:style-name="Internet_20_link" text:visited-style-name="Visited_20_Internet_20_Link"><text:span text:style-name="T54">‏</text:span></text:a><text:span text:style-name="T54"> (2014): "</text:span><text:a xlink:type="simple" xlink:href="http://www.wisdom.weizmann.ac.il/~feige/mypapers/FairShareFeb2014.pdf" text:style-name="Internet_20_link" text:visited-style-name="Visited_20_Internet_20_Link"><text:span text:style-name="T54">On fair division of a homogeneous good"</text:span></text:a></text:p>
        </text:list-item>
      </text:list>
      <text:p text:style-name="Heading_20_2">שאלה <text:span text:style-name="T53">6:</text:span> <text:s/>עיצוב דף פירסום</text:p>
      <text:p text:style-name="P27">בדף-אינטרנט <text:span text:style-name="T50">מסויים אפשר </text:span>אפשר לשים <text:span text:style-name="T7">או </text:span>פירסומת אחת ארוכה, <text:span text:style-name="T7">או </text:span><text:span text:style-name="T50">שתי פרסומות קצרות.</text:span></text:p>
      <text:p text:style-name="P27">ישנם מספר מפרסמים המתחרים על מקום בדף. ההעדפות של כל מפרסם מיוצגות ע"י המחלקה:</text:p>
      <text:p text:style-name="P24"><text:span text:style-name="T46">class Advertiser {</text:span></text:p>
      <text:p text:style-name="P24"><text:span text:style-name="T46"><text:tab/>float <text:s/>longvalue; </text:span></text:p>
      <text:p text:style-name="P24"><text:span text:style-name="T46"><text:s text:c="9"/>// כמה המפרסם מרויח (בשקלים) אם פרסומת ארוכה שלו מופיעה בדף</text:span></text:p>
      <text:p text:style-name="P24"><text:span text:style-name="T46"><text:tab/>float shortvalue;</text:span></text:p>
      <text:p text:style-name="P24"><text:span text:style-name="T46"><text:s text:c="9"/>// כמה המפרסם מרויח (בשקלים) אם פרסומת קצרה שלו מופיעה בדף</text:span></text:p>
      <text:p text:style-name="P24"><text:span text:style-name="T46">};</text:span></text:p>
      <text:p text:style-name="P27">מפרסם שאינו מופיע בדף מרויח 0 שקלים. מנהלי האתר רוצים שהמפרסמים יהיו מרוצים - המטרה שלהם היא <text:span text:style-name="T12">למקסם את סכום רווחי המפרסמים</text:span>. עיזרו <text:span text:style-name="T48">להם </text:span>להחליט איזה פירסומות לשים באתר!</text:p>
      <text:p text:style-name="P26">א. כיתבו אלגוריתם, בעברית או בפסאודו-קוד, <text:span text:style-name="T12">המקבל כקלט את רשימת המפרסמים, ומחזיר כפלט:</text:span></text:p>
      <text:list xml:id="list3548283255" text:style-name="WWNum2">
        <text:list-item>
          <text:p text:style-name="P25"><text:span text:style-name="T12">כמה פירסומות יהיו בעמוד (אחת או שתיים);</text:span></text:p>
        </text:list-item>
        <text:list-item>
          <text:p text:style-name="P25"><text:span text:style-name="T12">איזה מפרסם/מפרסמים יופיעו בעמוד.</text:span></text:p>
        </text:list-item>
      </text:list>
      <text:p text:style-name="P26"><text:span text:style-name="T12">ב. </text:span><text:span text:style-name="T14">תכננו מכרז </text:span><text:span text:style-name="T12">הממקסם את סכום רווחי המפרסמים, וגם מעודד כל מפרסם לחשוף את הערכים <text:line-break/>longvalue, shortvalue <text:s/></text:span><text:span text:style-name="T6">האמיתיים <text:s/></text:span><text:span text:style-name="T12">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26"><text:span text:style-name="T32">הערה</text:span><text:span text:style-name="T12">: אם מפרסם מסויים מופיע בדף ומשלם מחיר, התועלת שלו היא הרווח מהפירסום פחות המחיר.</text:span></text:p>
      <text:p text:style-name="P27">ג. הדגימו את פעולת <text:span text:style-name="T49">המכרז </text:span>שכתבתם על הקלט הבא, ובו ארבעה מפרסמים:</text:p>
      <text:p text:style-name="P30"><text:span text:style-name="T47">ad[0].longvalue=10; <text:s/>ad[0].shortvalue=8;</text:span></text:p>
      <text:p text:style-name="P30"><text:span text:style-name="T47">ad[1].longvalue=9; <text:s text:c="2"/>ad[1].shortvalue=1;</text:span></text:p>
      <text:p text:style-name="P30"><text:span text:style-name="T47">ad[2].longvalue=8; <text:s text:c="2"/>ad[2].shortvalue=4;</text:span></text:p>
      <text:p text:style-name="P30"><text:span text:style-name="T47">ad[3].longvalue=7; <text:s text:c="2"/>ad[3].shortvalue=3;</text:span></text:p>
      <text:p text:style-name="P14">מאמרים להרחבה ולמטלת רשות</text:p>
      <text:list xml:id="list3253500150" text:style-name="L5">
        <text:list-item>
          <text:p text:style-name="P22"><text:a xlink:type="simple" xlink:href="https://scholar.google.co.il/citations?user=_4dnp0IAAAAJ&amp;hl=iw&amp;oi=sra" text:style-name="Internet_20_link" text:visited-style-name="Visited_20_Internet_20_Link"><text:span text:style-name="T33">K Leyton-Brown</text:span></text:a><text:span text:style-name="T33">, </text:span><text:a xlink:type="simple" xlink:href="https://scholar.google.co.il/citations?user=b4cFNacAAAAJ&amp;hl=iw&amp;oi=sra" text:style-name="Internet_20_link" text:visited-style-name="Visited_20_Internet_20_Link"><text:span text:style-name="T33">P Milgrom</text:span></text:a><text:span text:style-name="T34"> (2017): "</text:span><text:a xlink:type="simple" xlink:href="https://www.pnas.org/content/114/28/7202.short" text:style-name="Internet_20_link" text:visited-style-name="Visited_20_Internet_20_Link"><text:span text:style-name="T33">Economics and computer science of a radio spectrum reallocation‏</text:span></text:a><text:span text:style-name="T34">"<text:line-break/>איך שילוב בין כלכלה לבין מדעי-המחשב הכניס לממשלת ארה"ב מיליארדי דולרים במכרז למכירת תדרים</text:span><text:span text:style-name="T35">.</text:span></text:p>
        </text:list-item>
        <text:list-item>
          <text:p text:style-name="P35"><text:span text:style-name="T33">S. Li (2017): </text:span><text:span text:style-name="T36">"</text:span><text:a xlink:type="simple" xlink:href="https://www.aeaweb.org/articles?id=10.1257/aer.20160425" text:style-name="Internet_20_link" text:visited-style-name="Visited_20_Internet_20_Link"><text:span text:style-name="T37">Obviously strategy-proof mechanisms‏</text:span></text:a><text:span text:style-name="T36">"</text:span></text:p>
        </text:list-item>
        <text:list-item>
          <text:p text:style-name="P35"><text:span text:style-name="T38">Ausubel</text:span><text:span text:style-name="T39"> and</text:span><text:span text:style-name="T38"> Milgrom (2006): </text:span><text:bookmark text:name="a3LHlI-5IX0J"/><text:span text:style-name="T38">"</text:span><text:a xlink:type="simple" xlink:href="https://www.researchgate.net/profile/Paul_Milgrom/publication/247926036_The_Lovely_but_Lonely_Vickrey_Auction/links/54bdcfe10cf27c8f2814ce6e/The-Lovely-but-Lonely-Vickrey-Auction.pdf" text:style-name="Internet_20_link" text:visited-style-name="Visited_20_Internet_20_Link"><text:span text:style-name="T36">The lovely but lonely Vickrey auction‏</text:span></text:a><text:span text:style-name="T36">"</text:span></text:p>
        </text:list-item>
        <text:list-item>
          <text:p text:style-name="P35"><text:bookmark text:name="FZKlRWKnrlQJ"/><text:span text:style-name="T38">Varian</text:span><text:span text:style-name="T39"> and H</text:span><text:span text:style-name="T38">arris (2014): "</text:span><text:a xlink:type="simple" xlink:href="https://www.aeaweb.org/articles?id=10.1257/aer.104.5.442" text:style-name="Internet_20_link" text:visited-style-name="Visited_20_Internet_20_Link"><text:span text:style-name="T36">The VCG auction in theory and practice‏</text:span></text:a><text:span text:style-name="T40">"</text:span><text:span text:style-name="T39"> <text:line-break/></text:span><text:span text:style-name="T40">עדות מהכלכלן הראשי של גוגל על שימוש במכרז וק"ג</text:span></text:p>
        </text:list-item>
        <text:list-item>
          <text:p text:style-name="P22"><text:span text:style-name="T38">H Nurmi, A Salomaa </text:span><text:span text:style-name="T41"> (1993): "</text:span><text:bookmark text:name="7frN5WsLTBwJ"/><text:a xlink:type="simple" xlink:href="https://link.springer.com/article/10.1007/BF01384489" text:style-name="Internet_20_link" text:visited-style-name="Visited_20_Internet_20_Link"><text:span text:style-name="T38">Cryptographic protocols for </text:span></text:a><text:a xlink:type="simple" xlink:href="https://link.springer.com/article/10.1007/BF01384489" text:style-name="Internet_20_link" text:visited-style-name="Visited_20_Internet_20_Link"><text:span text:style-name="T38">Vickrey</text:span></text:a><text:a xlink:type="simple" xlink:href="https://link.springer.com/article/10.1007/BF01384489" text:style-name="Internet_20_link" text:visited-style-name="Visited_20_Internet_20_Link"><text:span text:style-name="T43"> </text:span></text:a><text:a xlink:type="simple" xlink:href="https://link.springer.com/article/10.1007/BF01384489" text:style-name="Internet_20_link" text:visited-style-name="Visited_20_Internet_20_Link"><text:span text:style-name="T38">auctions‏</text:span></text:a><text:a xlink:type="simple" xlink:href="https://link.springer.com/article/10.1007/BF01384489" text:style-name="Internet_20_link" text:visited-style-name="Visited_20_Internet_20_Link"><text:span text:style-name="T41">"</text:span></text:a></text:p>
        </text:list-item>
        <text:list-item>
          <text:p text:style-name="P22"><text:span text:style-name="T41">A Ghosh, A Roth - </text:span><text:span text:style-name="T42"><text:s/>(2015): "</text:span><text:a xlink:type="simple" xlink:href="https://www.sciencedirect.com/science/article/pii/S0899825613000961" text:style-name="Internet_20_link" text:visited-style-name="Visited_20_Internet_20_Link"><text:span text:style-name="T41">Selling </text:span></text:a><text:a xlink:type="simple" xlink:href="https://www.sciencedirect.com/science/article/pii/S0899825613000961" text:style-name="Internet_20_link" text:visited-style-name="Visited_20_Internet_20_Link"><text:span text:style-name="T41">privacy</text:span></text:a><text:a xlink:type="simple" xlink:href="https://www.sciencedirect.com/science/article/pii/S0899825613000961" text:style-name="Internet_20_link" text:visited-style-name="Visited_20_Internet_20_Link"><text:span text:style-name="T44"> </text:span></text:a><text:a xlink:type="simple" xlink:href="https://www.sciencedirect.com/science/article/pii/S0899825613000961" text:style-name="Internet_20_link" text:visited-style-name="Visited_20_Internet_20_Link"><text:span text:style-name="T41">at auction</text:span></text:a><text:span text:style-name="T42">"</text:span>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style:font-name="OpenSymbol2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style:font-name="OpenSymbol2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style:font-name="OpenSymbol2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style:font-name="OpenSymbol2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style:font-name="OpenSymbol2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03T22:17:12.044452811</dc:date>
    <meta:editing-duration>P11DT17H45M8S</meta:editing-duration>
    <meta:editing-cycles>1264</meta:editing-cycles>
    <meta:document-statistic meta:table-count="0" meta:image-count="0" meta:object-count="0" meta:page-count="3" meta:paragraph-count="57" meta:word-count="787" meta:character-count="4677" meta:non-whitespace-character-count="3911"/>
  </office:meta>
</office:document-meta>
</file>